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6.918in"/>
        </style:tab-stops>
      </style:paragraph-properties>
    </style:style>
    <style:style style:name="P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4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1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2" style:parent-style-name="DefaultParagraphFont" style:family="text">
      <style:text-properties style:font-name="DengXian" style:font-name-asian="DengXian" style:language-asian="zh" style:country-asian="CN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89158881" office:target-frame-name="_top" xlink:show="replace"><text:span text:style-name="Hyperlink">1</text:span><text:tab/>1</text:a></text:p>
          <text:p text:style-name="P2"><text:a xlink:href="#_Toc89158882" office:target-frame-name="_top" xlink:show="replace"><text:span text:style-name="Hyperlink">2</text:span><text:tab/><text:span text:style-name="Hyperlink">executable visit, Oct. 4, 2019</text:span><text:tab/>1</text:a></text:p>
          <text:p text:style-name="P3"><text:a xlink:href="#_Toc89158883" office:target-frame-name="_top" xlink:show="replace"><text:span text:style-name="Hyperlink">2.1</text:span><text:tab/><text:span text:style-name="Hyperlink">Download</text:span><text:tab/>1</text:a></text:p>
          <text:p text:style-name="P4"><text:a xlink:href="#_Toc89158884" office:target-frame-name="_top" xlink:show="replace"><text:span text:style-name="Hyperlink">3</text:span><text:tab/><text:span text:style-name="Hyperlink">How to run 'Visit'</text:span><text:tab/>1</text:a></text:p>
          <text:p text:style-name="P5"><text:a xlink:href="#_Toc89158885" office:target-frame-name="_top" xlink:show="replace"><text:span text:style-name="Hyperlink">3.1.1</text:span><text:tab/><text:span text:style-name="Hyperlink">Find the file you want to open</text:span><text:tab/>1</text:a></text:p>
          <text:p text:style-name="P6"><text:a xlink:href="#_Toc89158886" office:target-frame-name="_top" xlink:show="replace"><text:span text:style-name="Hyperlink">4</text:span><text:tab/><text:span text:style-name="Hyperlink">show mesh infomation in visit</text:span><text:tab/>1</text:a></text:p>
          <text:p text:style-name="P7"><text:a xlink:href="#_Toc89158887" office:target-frame-name="_top" xlink:show="replace"><text:span text:style-name="Hyperlink">4.1</text:span><text:tab/><text:span text:style-name="Hyperlink">Show the cell number, Feb. 20, 2019</text:span><text:tab/>1</text:a></text:p>
          <text:p text:style-name="P8"><text:a xlink:href="#_Toc89158888" office:target-frame-name="_top" xlink:show="replace"><text:span text:style-name="Hyperlink">5</text:span><text:tab/><text:span text:style-name="Hyperlink">tricky skills</text:span><text:tab/>1</text:a></text:p>
          <text:p text:style-name="P9"><text:a xlink:href="#_Toc89158889" office:target-frame-name="_top" xlink:show="replace"><text:span text:style-name="Hyperlink">5.1</text:span><text:tab/><text:span text:style-name="Hyperlink">Window 1</text:span><text:tab/>1</text:a></text:p>
          <text:p text:style-name="P10"><text:a xlink:href="#_Toc89158890" office:target-frame-name="_top" xlink:show="replace"><text:span text:style-name="Hyperlink">5.2</text:span><text:tab/><text:span text:style-name="Hyperlink">Adjusting the output display</text:span><text:tab/>2</text:a></text:p>
          <text:p text:style-name="P11"><text:a xlink:href="#_Toc89158891" office:target-frame-name="_top" xlink:show="replace"><text:span text:style-name="Hyperlink">5.3</text:span><text:tab/><text:span text:style-name="Hyperlink">Save a figure from window</text:span><text:tab/>2</text:a></text:p>
        </text:index-body>
      </text:table-of-content>
      <text:h text:style-name="Heading1" text:outline-level="1"><text:bookmark-start text:name="__RefHeading___Toc14218_2028135211"/><text:bookmark-start text:name="_Toc89158881"/><text:bookmark-end text:name="__RefHeading___Toc14218_2028135211"/><text:bookmark-end text:name="_Toc89158881"/>V<text:span text:style-name="T12">isit</text:span></text:h>
      <text:h text:style-name="Heading2" text:outline-level="2"><text:bookmark-start text:name="__RefHeading___Toc1733_2836005373"/><text:bookmark-start text:name="_Toc89158882"/>executable visit, Oct. 4, 2019<text:bookmark-end text:name="__RefHeading___Toc1733_2836005373"/><text:bookmark-end text:name="_Toc89158882"/></text:h>
      <text:h text:style-name="Heading3" text:outline-level="3"><text:bookmark-start text:name="__RefHeading___Toc9840_2069762445"/><text:bookmark-start text:name="_Toc89158883"/>Download<text:bookmark-end text:name="__RefHeading___Toc9840_2069762445"/><text:bookmark-end text:name="_Toc89158883"/></text:h>
      <text:p text:style-name="Textbody"><text:a xlink:href="https://wci.llnl.gov/simulation/computer-codes/visit/executables" office:target-frame-name="_top" xlink:show="replace">https://wci.llnl.gov/simulation/computer-codes/visit/executables</text:a></text:p>
      <text:p text:style-name="Textbody"/>
      <text:p text:style-name="Textbody">It is strange that 'visit3_0_1.linux-x86_64-ubuntu18' works instead of debian9 version. <text:s text:c="2"/>Oct. 5, 2019</text:p>
      <text:p text:style-name="Textbody"/>
      <text:h text:style-name="Heading2" text:outline-level="2"><text:bookmark-start text:name="__RefHeading___Toc10775_269518961"/><text:bookmark-start text:name="_Toc89158884"/>How to run 'Visit'<text:bookmark-end text:name="__RefHeading___Toc10775_269518961"/><text:bookmark-end text:name="_Toc89158884"/></text:h>
      <text:p text:style-name="Standard">Direct to 'bin' folder of<text:s/>'Visit', type 'visit' to run.</text:p>
      <text:h text:style-name="Heading2" text:outline-level="2"><text:bookmark-start text:name="__RefHeading__457_1666675975"/><text:bookmark-start text:name="_Toc89158885"/>Find the file you want to open<text:bookmark-end text:name="__RefHeading__457_1666675975"/><text:bookmark-end text:name="_Toc89158885"/></text:h>
      <text:p text:style-name="Standard">Click 'Open' --&gt; Change the path to a big direction --&gt; Click refresh --&gt; Choose the desired folder</text:p>
      <text:p text:style-name="Textbody"/>
      <text:h text:style-name="Heading2" text:outline-level="2"><text:bookmark-start text:name="__RefHeading___Toc20103_269518961"/><text:bookmark-start text:name="_Toc89158886"/>show mesh information in visit<text:bookmark-end text:name="__RefHeading___Toc20103_269518961"/><text:bookmark-end text:name="_Toc89158886"/></text:h>
      <text:h text:style-name="Heading3" text:outline-level="3"><text:bookmark-start text:name="__RefHeading___Toc20105_269518961"/><text:bookmark-start text:name="_Toc89158887"/>Show the cell number, Feb. 20, 2019<text:bookmark-end text:name="__RefHeading___Toc20105_269518961"/><text:bookmark-end text:name="_Toc89158887"/></text:h>
      <text:p text:style-name="Textbody">Add -&gt; label -&gt; mesh</text:p>
      <text:p text:style-name="Textbody"/>
      <text:h text:style-name="Heading2" text:outline-level="2"><text:bookmark-start text:name="__RefHeading___Toc10777_269518961"/><text:bookmark-start text:name="_Toc89158888"/>tricky<text:s/>skills<text:bookmark-end text:name="__RefHeading___Toc10777_269518961"/><text:bookmark-end text:name="_Toc89158888"/></text:h>
      <text:h text:style-name="Heading3" text:outline-level="3"><text:bookmark-start text:name="__RefHeading___Toc10779_269518961"/><text:bookmark-start text:name="_Toc89158889"/>Window 1<text:bookmark-end text:name="__RefHeading___Toc10779_269518961"/><text:bookmark-end text:name="_Toc89158889"/></text:h>
      <text:p text:style-name="Textbody">Please do not close it.</text:p>
      <text:h text:style-name="Heading3" text:outline-level="3"><text:bookmark-start text:name="_Toc89158890"/>Adjusting the output display<text:bookmark-end text:name="_Toc89158890"/></text:h>
      <text:p text:style-name="Normal">Controls -&gt; Annotations</text:p>
      <text:p text:style-name="Normal"/>
      <text:h text:style-name="Heading3" text:outline-level="3"><text:bookmark-start text:name="_Toc89158891"/>Save a figure from window<text:bookmark-end text:name="_Toc89158891"/></text:h>
      <text:p text:style-name="Normal">'File' --&gt; 'Set save options' --&gt; 'save'</text:p>
      <text:p text:style-name="Textbody">Confirmed on Oct. 7, 2019</text:p>
      <text:p text:style-name="Textbody"/>
      <text:h text:style-name="Heading1" text:outline-level="1">Paraview</text:h>
      <text:h text:style-name="Heading2" text:outline-level="2">3D visualization<text:s/>of the 2D results</text:h>
      <text:p text:style-name="Textbody">Opening<text:s/>and visualizing the file</text:p>
      <text:p text:style-name="Textbody">Clicking ‘Apply’</text:p>
      <text:p text:style-name="Textbody">Filters -&gt; Search</text:p>
      <text:p text:style-name="Textbody">Inputting<text:s/>Warp by scalar</text:p>
      <text:p text:style-name="Textbody">Choosing</text:p>
      <text:p text:style-name="Textbody"/>
      <text:p text:style-name="Textbody"><text:a xlink:href="https://discourse.paraview.org/t/how-to-make-2d-data-look-like-more-realistic-in-3d-view/1976/6" office:target-frame-name="_top" xlink:show="replace"><text:span text:style-name="Hyperlink">How to make 2D data look like more realistic in 3D view? - ParaView Support - ParaView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11-30T02:10:00Z</dc:date>
    <meta:template xlink:href="Normal.dotm" xlink:type="simple"/>
    <meta:editing-cycles>87</meta:editing-cycles>
    <meta:editing-duration>PT150240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9" meta:character-count="2135" meta:row-count="15" meta:non-whitespace-character-count="1820"/>
  </office:meta>
</office:document-meta>
</file>